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0cc9" officeooo:paragraph-rsid="000f0cc9" style:font-weight-asian="bold" style:font-weight-complex="bold"/>
    </style:style>
    <style:style style:name="P2" style:family="paragraph" style:parent-style-name="Standard">
      <style:text-properties fo:font-weight="bold" officeooo:rsid="000f2a01" officeooo:paragraph-rsid="000f2a0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ULAS QUE PUEDEN AYUDAR</text:p>
      <text:p text:style-name="P1"/>
      <text:p text:style-name="P1">Precio por cantidad: <text:span text:style-name="T1">Precio * Cantidad</text:span></text:p>
      <text:p text:style-name="P1">IVA: <text:span text:style-name="T1">Precio * (% IVA)</text:span></text:p>
      <text:p text:style-name="P1">Total: <text:span text:style-name="T1">(Precio * Cantidad) + (IVA)</text:span></text:p>
      <text:p text:style-name="P2"><text:span text:style-name="T1">KW: W/1000</text:span></text:p>
      <text:p text:style-name="P2"><text:span text:style-name="T1">Gasto anual: W * HORAS * 0,124985</text:span></text:p>
      <text:p text:style-name="P2"><text:span text:style-name="T1">Gasto diario: KW * HORAS * 365</text:span></text:p>
      <text:p text:style-name="P2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2T22:11:44.635000000</meta:creation-date>
    <dc:date>2023-03-02T22:37:06.663000000</dc:date>
    <meta:editing-duration>PT15M11S</meta:editing-duration>
    <meta:editing-cycles>1</meta:editing-cycles>
    <meta:document-statistic meta:table-count="0" meta:image-count="0" meta:object-count="0" meta:page-count="1" meta:paragraph-count="7" meta:word-count="37" meta:character-count="192" meta:non-whitespace-character-count="162"/>
    <meta:generator>LibreOffice/7.2.5.2$Windows_X86_64 LibreOffice_project/499f9727c189e6ef3471021d6132d4c694f357e5</meta:generator>
  </office:meta>
</office:document-meta>
</file>